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UI.uncaughtException( Thread t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loadSettings( LoadSettings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UI.getTableModel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IconHandler.TabIconHandler( String identifi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LogUI.applyLookAndFeel( String lookAndFeel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gUI.getFilterable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append( Logging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setTabbedPane( ChainsawTabbedPane tabbedPa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setupHelpSys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ogUI.fireShutdownEv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UI.getCurrentLog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UI.setupTutor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gUI.isStatusBar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loadConfigurationUsingPluginClassLoader( final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UI.setToolBarAndMenus( ChainsawToolBarAndMenus tb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removeSpla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UI.propertyChange( PropertyChangeEvent ev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UI.checkForNewerVers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UI.getApplicationPreferenc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UI.addShutdownListener( Shutdown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performShutdown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UI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showHelp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UI.propertyChange( final PropertyChangeEvent ev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UI.getSettings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mouseClicked( Mouse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UI.getToolBarAndMen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removeWelcome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UI.pluginStarted( Plugi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UI.ex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UI.hyperlinkUpdate( Hyperlink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gUI.activateViewer( Chainsaw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abIconHandler.ru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ogUI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UI.showAbout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UI.getPermissions( CodeSource cod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UI.getLogger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removeShutdownListener( Shutdown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TabEventBatchReceiver.receiveEventBatch( final String ident , final List eve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abIconHandler.eventCountChanged( int currentCount , int total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activateViewer(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55">
            <text:p text:style-name="Table_20_Contents">355</text:p>
          </table:table-cell>
        </table:table-row>
        <table:table-row>
          <table:table-cell office:value-type="string">
            <text:p text:style-name="Table_20_Contents">LogUI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UI.LogU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UI.socketOpened( String remot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showNoReceiversWarningPane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LogUI.getActiveTab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UI.getWelco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getPanel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gUI.initSocketConnectionListen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NewTabEventBatchReceiver.getInterested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ensureWelcomePanelVisi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UI.requires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addWelcom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UI.displayPanel( String panelName , boolean displa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gUI.getPanel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saveSettings( SaveSettings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UI.getRemoveListenerMethod( Plugin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UI.buildLogPanel( boolean customExpression , final String ident , final List ev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LogUI.getTabbedPa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pluginStopped( Plugi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UI.showSplash( Frame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UI.getTab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addDragDrop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gUI.socketClosedEvent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UI.initPlugins( PluginRegistry plugin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gUI.setShutdownAction( Action shutdown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hideReceiverPane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UI.createCustomExpressionLogPanel( String id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gUI.isLogTreePanelVisi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UI.showApplicationP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UI.setStatusBarVisible( final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gUI.showReceiv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UI.createChainsawGUI( ApplicationPreferenceModel model , Action newShutdownActio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LogUI.initGU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LogUI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gUI.shut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LogUI.getStatus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getAddListenerMethod( Plugin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UI.windowClosing( Window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UI.initPrefModelListen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TabIconHandler.stateChanged( Change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UI.setupReceiv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gUI.ensureChainsawAppenderHandlerAd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